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ModuleDescriptorEditorContributor.contributeToToolBar( IToolBar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vyModuleDescriptorEditorContributor.contributeToMenu( IMenu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vyModuleDescriptorEditorContributor.create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vyModuleDescriptorEditorContributor.setActivePage( IEditorPart par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IvyModuleDescriptorEditorContributor.getAction( ITextEditor editor , String action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ModuleDescriptorEditorContributor.IvyModuleDescriptorEditorContrib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